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b7a" officeooo:paragraph-rsid="00115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OCZEK</text:p>
      <text:p text:style-name="P1">Autorzy: Radosław Maksymiuk I Krzysztof Dąbrowski</text:p>
      <text:p text:style-name="P1"/>
      <text:p text:style-name="P1">POMOC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58:11.450005215</meta:creation-date>
    <dc:date>2018-01-22T23:01:37.935617936</dc:date>
    <meta:editing-duration>PT2M10S</meta:editing-duration>
    <meta:editing-cycles>1</meta:editing-cycles>
    <meta:document-statistic meta:table-count="0" meta:image-count="0" meta:object-count="0" meta:page-count="1" meta:paragraph-count="3" meta:word-count="8" meta:character-count="62" meta:non-whitespace-character-count="57"/>
    <meta:generator>LibreOffice/5.4.2.2$Linux_X86_64 LibreOffice_project/40m0$Build-2</meta:generator>
  </office:meta>
</office:document-meta>
</file>